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ba179" officeooo:paragraph-rsid="001ba179"/>
    </style:style>
    <style:style style:name="P2" style:family="paragraph" style:parent-style-name="Standard">
      <style:text-properties officeooo:rsid="001cd19e" officeooo:paragraph-rsid="001cd19e"/>
    </style:style>
    <style:style style:name="P3" style:family="paragraph" style:parent-style-name="Standard">
      <style:paragraph-properties fo:text-align="center" style:justify-single-word="false"/>
      <style:text-properties officeooo:rsid="001cd19e" officeooo:paragraph-rsid="001cd19e"/>
    </style:style>
    <style:style style:name="P4" style:family="paragraph" style:parent-style-name="Standard">
      <style:text-properties officeooo:rsid="001f5b77" officeooo:paragraph-rsid="001f5b77"/>
    </style:style>
    <style:style style:name="T1" style:family="text">
      <style:text-properties officeooo:rsid="001ba179"/>
    </style:style>
    <style:style style:name="T2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General Details of the Assignment -1</text:span> </text:p>
      <text:p text:style-name="P3"/>
      <text:p text:style-name="P1">The source is divided into 2 parts, because of the incompatability issues with the cache counters and the floating point opeartion counters in the papi libraries . </text:p>
      <text:p text:style-name="P1"/>
      <text:p text:style-name="P1">The source files gccg.c is stored in the “Auxillary_souce_files” folder – with sub directories</text:p>
      <text:p text:style-name="P1">1. caches – specifying the source file with the cache event counters.</text:p>
      <text:p text:style-name="P2">2. mflops - <text:span text:style-name="T1">specifying the source file with the </text:span>floating point operations<text:span text:style-name="T1"> event counters.</text:span></text:p>
      <text:p text:style-name="P2"/>
      <text:p text:style-name="P4"><text:span text:style-name="T1">G</text:span>eneral usage of the files are as required in the assignment. The data files for initialisation must reside in the same folder as the executable. (That's a necessary part in my implemantation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rthik </meta:initial-creator>
    <meta:creation-date>2013-11-06T00:59:06.191245698</meta:creation-date>
    <dc:date>2013-11-06T01:20:53.400674945</dc:date>
    <dc:creator>karthik </dc:creator>
    <meta:editing-duration>PT4M50S</meta:editing-duration>
    <meta:editing-cycles>4</meta:editing-cycles>
    <meta:generator>LibreOffice/4.1.2.3$Linux_X86_64 LibreOffice_project/410m0$Build-3</meta:generator>
    <meta:document-statistic meta:table-count="0" meta:image-count="0" meta:object-count="0" meta:page-count="1" meta:paragraph-count="6" meta:word-count="103" meta:character-count="646" meta:non-whitespace-character-count="545"/>
  </office:meta>
</office:document-meta>
</file>